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gexp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RegexpMatcher.disp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RegexpMatc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gexpMatcher.initi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chingRegexpMatcher.getMatchString( Map objectModel , Parameters parameter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